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Описание тест-кейса:</text:span> "Вход с действительными учетными данными и проверка успешной аутентификации"</text:p>
      <text:p text:style-name="Standard"/>
      <text:p text:style-name="Standard"><text:span text:style-name="T1">Цель: </text:span>Проверить корректность процесса входа в систему с использованием действительных учетных данных и удостовериться, что успешно произошла аутентификация.</text:p>
      <text:p text:style-name="Standard"/>
      <text:p text:style-name="P1">Шаги:</text:p>
      <text:p text:style-name="Standard">1. Запустить браузер с использованием webdriver.Chrome().</text:p>
      <text:p text:style-name="Standard">2. Открыть веб-сайт https://www.saucedemo.com.</text:p>
      <text:p text:style-name="Standard">3. Найти поле ввода логина с помощью ID и ввести значение 'standard_user'.</text:p>
      <text:p text:style-name="Standard">4. Найти поле ввода пароля с помощью ID и ввести значение 'secret_sauce1'.</text:p>
      <text:p text:style-name="Standard">5. Добавить ожидание видимости кнопки входа перед выполнением действия.</text:p>
      <text:p text:style-name="Standard">6. Нажать клавишу Enter, используя submit формы, чтобы выполнить вход.</text:p>
      <text:p text:style-name="Standard">7. Дождаться, пока URL страницы изменится на 'https://www.saucedemo.com/inventory.html', используя явные ожидания (WebDriverWait и EC.url_to_be).</text:p>
      <text:p text:style-name="Standard">8. Вывести в консоль сообщение "Аутентификация успешна!" в случае успешного выполнения шага 7.</text:p>
      <text:p text:style-name="Standard">9. Если возникнет ошибка (например, неудачная аутентификация), вывести в консоль сообщение об ошибке.</text:p>
      <text:p text:style-name="Standard"/>
      <text:p text:style-name="Standard"><text:span text:style-name="T1">Ожидаемый результат:</text:span> </text:p>
      <text:p text:style-name="Standard">- После выполнения шагов 1-8 успешно произойдет аутентификация, и в консоль будет выведено сообщение "Аутентификация успешна!".</text:p>
      <text:p text:style-name="Standard"/>
      <text:p text:style-name="P1">Завершение: </text:p>
      <text:p text:style-name="Standard">- Закрыть браузер после завершения теста в методе tearDow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9T20:14:11.303000000</dc:date>
    <meta:editing-duration>PT54S</meta:editing-duration>
    <meta:editing-cycles>1</meta:editing-cycles>
    <meta:document-statistic meta:table-count="0" meta:image-count="0" meta:object-count="0" meta:page-count="1" meta:paragraph-count="16" meta:word-count="151" meta:character-count="1209" meta:non-whitespace-character-count="1072"/>
    <meta:generator>LibreOffice/7.4.5.1$Windows_X86_64 LibreOffice_project/9c0871452b3918c1019dde9bfac75448afc4b57f</meta:generator>
  </office:meta>
</office:document-meta>
</file>